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nal Project Report</text:p>
      <text:p text:style-name="Standard">The final report will have a big influence on the exam grade. It is the only information that is </text:p>
      <text:p text:style-name="Standard">accessible to the external censor prior to the oral exam.</text:p>
      <text:p text:style-name="Standard">The report should have this structure:</text:p>
      <text:p text:style-name="Standard">Cover page, including:</text:p>
      <text:p text:style-name="Standard">➢ Title</text:p>
      <text:p text:style-name="Standard">➢ Full names of all students in the group</text:p>
      <text:p text:style-name="Standard">➢ Group number</text:p>
      <text:p text:style-name="Standard">➢ Date of delivery</text:p>
      <text:p text:style-name="Standard">List of figures</text:p>
      <text:p text:style-name="Standard">List of appendices</text:p>
      <text:p text:style-name="Standard">Table of contents (paginated index)</text:p>
      <text:p text:style-name="Standard">1. Introduction</text:p>
      <text:p text:style-name="Standard">1.1. Problem description (+ architecture schema of the whole system)</text:p>
      <text:p text:style-name="Standard">1.2. Explanation of choices for databases and programming languages, and other tools.</text:p>
      <text:p text:style-name="Standard">2. Relational database</text:p>
      <text:p text:style-name="Standard">2.1. Intro to relational databases</text:p>
      <text:p text:style-name="Standard">2.2. Database design</text:p>
      <text:p text:style-name="Standard">2.2.1. Entity/Relationship Model (Conceptual -&gt; Logical -&gt; Physical model)</text:p>
      <text:p text:style-name="Standard">2.2.3. Normalization process</text:p>
      <text:p text:style-name="Standard">2.3. Physical data model</text:p>
      <text:p text:style-name="Standard">2.3.1. Data types</text:p>
      <text:p text:style-name="Standard">2.3.2. Primary and foreign keys</text:p>
      <text:p text:style-name="Standard">2.3.3. Indexes</text:p>
      <text:p text:style-name="Standard">2.3.4. Constraints and referential integrity</text:p>
      <text:p text:style-name="Standard">2.4. Stored objects – stored procedures / functions, views, triggers, events</text:p>
      <text:p text:style-name="Standard">2.5. Transactions. Explanation of the structure and implementation of transactions</text:p>
      <text:p text:style-name="Standard">2.6. Auditing. Explanation of the audit structure implemented with triggers<text:line-break/>9</text:p>
      <text:p text:style-name="Standard">2.7. Security. </text:p>
      <text:p text:style-name="Standard">2.7.1. Explanation of users and privileges</text:p>
      <text:p text:style-name="Standard">2.7.2. SQL Injection – what is it and how it is dealt with in the project?</text:p>
      <text:p text:style-name="Standard">2.8. Description of the CRUD application for RDBMS</text:p>
      <text:p text:style-name="Standard">• Mainly the data layer – models, repositories, etc. but also mention the other layers like </text:p>
      <text:p text:style-name="Standard">services and controllers.</text:p>
      <text:p text:style-name="Standard">• Graphical schema of the backend modules (model, repository, service, controller, etc).</text:p>
      <text:p text:style-name="Standard">• Other relevant topics like transactions, calling the stored procedures, security…</text:p>
      <text:p text:style-name="Standard">3. Document database</text:p>
      <text:p text:style-name="Standard">3.1. Intro to document databases</text:p>
      <text:p text:style-name="Standard">3.2. Database design + features like indexes, PKs, constraints, etc.</text:p>
      <text:p text:style-name="Standard">3.3. Description of the CRUD application for the document database</text:p>
      <text:p text:style-name="Standard">• same as for the RDBMS – if you have identical solution where the only difference is the </text:p>
      <text:p text:style-name="Standard">data layer, you can just focus on the parts that are different.</text:p>
      <text:p text:style-name="Standard">4. Graph database</text:p>
      <text:p text:style-name="Standard">4.1. Intro to graph databases</text:p>
      <text:p text:style-name="Standard">4.2. Database design + features</text:p>
      <text:p text:style-name="Standard">4.3. Description of the CRUD application for the document database</text:p>
      <text:p text:style-name="Standard">• same as for the RDBMS – if you have identical solution where the only difference is the </text:p>
      <text:p text:style-name="Standard">data layer, you can just focus on the parts that are different.</text:p>
      <text:p text:style-name="Standard">5. Conclusions (discussing the similarities and differences between used database types)</text:p>
      <text:p text:style-name="Standard">6. References / Literatu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36:36.808930200</meta:creation-date>
    <dc:date>2025-10-07T14:37:25.513877300</dc:date>
    <meta:editing-duration>PT50S</meta:editing-duration>
    <meta:editing-cycles>1</meta:editing-cycles>
    <meta:document-statistic meta:table-count="0" meta:image-count="0" meta:object-count="0" meta:page-count="1" meta:paragraph-count="50" meta:word-count="363" meta:character-count="2311" meta:non-whitespace-character-count="1988"/>
    <meta:generator>LibreOffice/25.2.2.2$Windows_X86_64 LibreOffice_project/7370d4be9e3cf6031a51beef54ff3bda878e3fac</meta:generator>
  </office:meta>
</office:document-meta>
</file>